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7d3df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10"/>
      <text:p text:style-name="P110"/>
      <text:p text:style-name="P110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10"/>
      <text:p text:style-name="P110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10"/>
      <text:p text:style-name="P110"/>
      <text:p text:style-name="P110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10"/>
      <text:p text:style-name="P110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11"/>
      <text:p text:style-name="P121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12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13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13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14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22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15"/>
      <text:p text:style-name="P115"/>
      <text:p text:style-name="P115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15"/>
      <text:p text:style-name="P115"/>
      <text:p text:style-name="P115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16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17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18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19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20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23"/>
      <text:p text:style-name="P123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24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25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26"/>
      <text:p text:style-name="P126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27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27"/>
      <text:p text:style-name="P127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28"/>
      <text:p text:style-name="P128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29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56"/>
      <text:p text:style-name="P129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30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31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32"/>
      <text:p text:style-name="P132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32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33"/>
      <text:p text:style-name="P133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34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34"/>
      <text:p text:style-name="P134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34">D<text:span text:style-name="T12">imecres<text:tab/>22/11/23</text:span><text:span text:style-name="T24"> </text:span></text:p>
      <text:p text:style-name="P154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34"/>
      <text:p text:style-name="P134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35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57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36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55">01, 04 i 05/12/23</text:p>
      <text:p text:style-name="P78">Període d'exàmens.</text:p>
      <text:p text:style-name="P57"/>
      <text:p text:style-name="P137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38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39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40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41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42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43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44"/>
      <text:p text:style-name="P144">************************************ <text:s text:c="2"/><text:span text:style-name="T34">2024 <text:s text:c="2"/></text:span>************************************</text:p>
      <text:p text:style-name="P144"/>
      <text:p text:style-name="P144"/>
      <text:p text:style-name="P144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45"/>
      <text:p text:style-name="P158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46"/>
      <text:p text:style-name="P146">D<text:span text:style-name="T12">ijous</text:span><text:tab/><text:tab/><text:span text:style-name="T35">11</text:span>/<text:span text:style-name="T33">01</text:span>/2<text:span text:style-name="T33">4</text:span></text:p>
      <text:p text:style-name="P97">Comentem apunts <text:a xlink:type="simple" xlink:href="https://paulinoposada.github.io/web_mec/documents/materiales_1.pdf">Materials 1</text:a> fins 3.2.9 Resistència a la radiació solar</text:p>
      <text:p text:style-name="P92"/>
      <text:p text:style-name="P147">D<text:span text:style-name="T12">illuns<text:tab/>15</text:span>/<text:span text:style-name="T33">01</text:span>/2<text:span text:style-name="T33">4</text:span></text:p>
      <text:p text:style-name="P98"><text:span text:style-name="T36">Acabem de comentar</text:span> apunts <text:a xlink:type="simple" xlink:href="https://paulinoposada.github.io/web_mec/documents/materiales_1.pdf">Materials 1</text:a>.</text:p>
      <text:p text:style-name="P99">Comentem soldadura tova.</text:p>
      <text:p text:style-name="P104">Faig demostració de soldadura tova.</text:p>
      <text:p text:style-name="P93"/>
      <text:p text:style-name="P148">D<text:span text:style-name="T12">imarts</text:span><text:tab/><text:span text:style-name="T35">16</text:span>/<text:span text:style-name="T33">01</text:span>/2<text:span text:style-name="T33">4</text:span></text:p>
      <text:p text:style-name="P100">Comen<text:span text:style-name="T37">c</text:span>em <text:span text:style-name="T37">amb pràctica </text:span>soldadura tova.</text:p>
      <text:p text:style-name="P105"/>
      <text:p text:style-name="P94"/>
      <text:p text:style-name="P149">D<text:span text:style-name="T12">imecres</text:span><text:tab/><text:span text:style-name="T35">17</text:span>/<text:span text:style-name="T33">01</text:span>/2<text:span text:style-name="T33">4</text:span></text:p>
      <text:p text:style-name="P101">Co<text:span text:style-name="T38">ntinuem pràctica </text:span>soldadura tova. <text:span text:style-name="T38">Termina de soldar mig grup.</text:span></text:p>
      <text:p text:style-name="P106"/>
      <text:p text:style-name="P150">D<text:span text:style-name="T12">ijous</text:span><text:tab/><text:tab/><text:span text:style-name="T35">18</text:span>/<text:span text:style-name="T33">01</text:span>/2<text:span text:style-name="T33">4</text:span></text:p>
      <text:p text:style-name="P102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07"/>
      <text:p text:style-name="P151">D<text:span text:style-name="T12">illuns<text:tab/>22</text:span>/<text:span text:style-name="T33">01</text:span>/2<text:span text:style-name="T33">4</text:span></text:p>
      <text:p text:style-name="P108">Baixem el taller, feim soldadura tova de coure i comencem amb soldadura d'arc.</text:p>
      <text:p text:style-name="P95"/>
      <text:p text:style-name="P152">D<text:span text:style-name="T12">imarts<text:tab/>23</text:span>/<text:span text:style-name="T33">01</text:span>/2<text:span text:style-name="T33">4</text:span></text:p>
      <text:p text:style-name="P109">Baixem el taller, <text:span text:style-name="T40">continuem</text:span> amb soldadura d'arc.</text:p>
      <text:p text:style-name="P96"/>
      <text:p text:style-name="P152">D<text:span text:style-name="T12">imecres<text:tab/>24</text:span>/<text:span text:style-name="T33">01</text:span>/2<text:span text:style-name="T33">4</text:span></text:p>
      <text:p text:style-name="P109">Baixem el taller, <text:span text:style-name="T40">continuem</text:span> amb soldadura d'arc.</text:p>
      <text:p text:style-name="P109"/>
      <text:p text:style-name="P153">D<text:span text:style-name="T12">ijous</text:span><text:tab/><text:tab/><text:span text:style-name="T41">25</text:span>/<text:span text:style-name="T33">01</text:span>/2<text:span text:style-name="T33">4</text:span></text:p>
      <text:p text:style-name="P103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59"/>
      <text:p text:style-name="P163">D<text:span text:style-name="T12">illuns<text:tab/>29</text:span>/<text:span text:style-name="T33">01</text:span>/2<text:span text:style-name="T33">4</text:span></text:p>
      <text:p text:style-name="P162">Baixem el taller, <text:span text:style-name="T40">continuem</text:span> amb soldadura d'arc.</text:p>
      <text:p text:style-name="P1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29T19:25:41.906571514</dc:date>
    <meta:editing-duration>PT30M48S</meta:editing-duration>
    <meta:editing-cycles>70</meta:editing-cycles>
    <meta:document-statistic meta:table-count="0" meta:image-count="0" meta:object-count="0" meta:page-count="6" meta:paragraph-count="178" meta:word-count="905" meta:character-count="6207" meta:non-whitespace-character-count="5437"/>
  </office:meta>
</office:document-meta>
</file>